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hw2.h rbh 02/2011 */</text:p>
      <text:p text:style-name="P3"/>
      <text:p text:style-name="P3">typedef unsigned long time_t;</text:p>
      <text:p text:style-name="P3"/>
      <text:p text:style-name="P3">#define <text:s text:c="3"/>NUM_SCREENS <text:s text:c="10"/>6</text:p>
      <text:p text:style-name="P3">#define <text:s text:c="3"/>MENU_ON_SECONDS <text:s text:c="5"/>30</text:p>
      <text:p text:style-name="P3">#define <text:s text:c="3"/>BACKLIGHT_TIMER_MIN <text:s text:c="2"/>2</text:p>
      <text:p text:style-name="P3">#define <text:s text:c="3"/>NUM_DS18B20 <text:s text:c="10"/>6</text:p>
      <text:p text:style-name="P3">#define <text:s text:c="3"/>NUM_DS18B20_ADDRESS_BYTES <text:s/>8</text:p>
      <text:p text:style-name="P3">#define <text:s text:c="3"/>NUM_IP_ADDRESS_BYTES <text:s/>4</text:p>
      <text:p text:style-name="P3">#define <text:s text:c="3"/>NUM_MAC_ADDRESS_BYTES 6</text:p>
      <text:p text:style-name="P3">#define <text:s text:c="3"/>NUM_HISTORY_RECS <text:s text:c="4"/>10</text:p>
      <text:p text:style-name="P3">#define <text:s text:c="3"/>NUM_TEMP_READINGS <text:s text:c="3"/>10</text:p>
      <text:p text:style-name="P3">#define <text:s text:c="3"/>NUM_MSG <text:s text:c="13"/>10 /* number of msg */</text:p>
      <text:p text:style-name="P3">#define <text:s text:c="3"/>MSG_LENGTH <text:s text:c="10"/>11</text:p>
      <text:p text:style-name="P3">#define <text:s text:c="3"/>STIEBEL_TEMP_START <text:s/>107</text:p>
      <text:p text:style-name="P3"/>
      <text:p text:style-name="P3">#define <text:s text:c="3"/>NTP_PACKET_SIZE <text:s text:c="5"/>48</text:p>
      <text:p text:style-name="P3">#define <text:s text:c="3"/>NTP_UDP_PORT <text:s text:c="8"/>8888</text:p>
      <text:p text:style-name="P3"/>
      <text:p text:style-name="P3">/* Offsets into the Menu-&gt;item structure in EEPROM */</text:p>
      <text:p text:style-name="P3">#define <text:s text:c="3"/>WTR1HS2GG3_LOC <text:s text:c="5"/>0</text:p>
      <text:p text:style-name="P3">#define <text:s text:c="3"/>FREEZE_LOC <text:s text:c="9"/>1</text:p>
      <text:p text:style-name="P3">#define <text:s text:c="3"/>USE_TANK1_LOC <text:s text:c="6"/>2</text:p>
      <text:p text:style-name="P3">#define <text:s text:c="3"/>USE_TANK2_LOC <text:s text:c="6"/>3</text:p>
      <text:p text:style-name="P3">#define <text:s text:c="3"/>MAX_TANK_TEMP_LOC <text:s text:c="2"/>4</text:p>
      <text:p text:style-name="P3">#define <text:s text:c="3"/>TEMP_DIFF_MAX_LOC <text:s text:c="2"/>5</text:p>
      <text:p text:style-name="P3">#define <text:s text:c="3"/>TEMP_DIFF_MIN_LOC <text:s text:c="2"/>6</text:p>
      <text:p text:style-name="P3">#define <text:s text:c="3"/>HEAT_ENABLED_LOC <text:s text:c="3"/>7</text:p>
      <text:p text:style-name="P3">#define <text:s text:c="3"/>DUMP_TIME_HR_LOC <text:s text:c="3"/>8</text:p>
      <text:p text:style-name="P3">#define <text:s text:c="3"/>DUMP_TIME_MIN_LOC <text:s text:c="2"/>9</text:p>
      <text:p text:style-name="P3">#define <text:s text:c="3"/>ZONE_OFF_TIMER_LOC 10</text:p>
      <text:p text:style-name="P3">#define <text:s text:c="3"/>SENSOR_ERR_TH_LOC <text:s/>11</text:p>
      <text:p text:style-name="P3">#define <text:s text:c="3"/>END_SWTCH_SEC_LOC <text:s/>12</text:p>
      <text:p text:style-name="P3">#define <text:s text:c="3"/>BEEP_ENABLE_LOC <text:s text:c="3"/>13</text:p>
      <text:p text:style-name="P3">#define <text:s text:c="3"/>NTP_TIME_FLAG_LOC <text:s/>14</text:p>
      <text:p text:style-name="P3">#define <text:s text:c="3"/>IP_PORT_LOC <text:s text:c="7"/>15</text:p>
      <text:p text:style-name="P3">#define <text:s text:c="3"/>IP_ADDRESS1_LOC <text:s text:c="3"/>16</text:p>
      <text:p text:style-name="P3">#define <text:s text:c="3"/>MAC_ADDRESS1_LOC <text:s text:c="2"/>20</text:p>
      <text:p text:style-name="P3">#define <text:s text:c="3"/>DFT_GATEWAY1_LOC <text:s text:c="2"/>26</text:p>
      <text:p text:style-name="P3">#define <text:s text:c="3"/>SUBNET_MASK1_LOC <text:s text:c="2"/>30</text:p>
      <text:p text:style-name="P3">#define <text:s text:c="3"/>NTP_IP_ADDRESS1_LOC 34</text:p>
      <text:p text:style-name="P3"/>
      <text:p text:style-name="P3">/* Offsets into the SensorsEE struct in EEPROM */</text:p>
      <text:p text:style-name="P3">#define <text:s text:c="3"/>COLLECTOR_LOC <text:s/>0</text:p>
      <text:p text:style-name="P3">#define <text:s text:c="3"/>T1TOP_LOC <text:s text:c="5"/>1</text:p>
      <text:p text:style-name="P3">#define <text:s text:c="3"/>T1BOT_LOC <text:s text:c="5"/>2</text:p>
      <text:p text:style-name="P3">#define <text:s text:c="3"/>T2TOP_LOC <text:s text:c="5"/>3</text:p>
      <text:p text:style-name="P3">#define <text:s text:c="3"/>T2BOT_LOC <text:s text:c="5"/>4</text:p>
      <text:p text:style-name="P3">#define <text:s text:c="3"/>AMBIENT_LOC <text:s text:c="3"/>5</text:p>
      <text:p text:style-name="P3"/>
      <text:p text:style-name="P3">char <text:s/>colon = ':'; /* Used primarily in server.pde */</text:p>
      <text:p text:style-name="P3"/>
      <text:p text:style-name="P3"><text:soft-page-break/>/* Definitions for the graphics on the display */</text:p>
      <text:p text:style-name="P3">#define <text:s text:c="3"/>GARAGE_WIDTH 9</text:p>
      <text:p text:style-name="P3">#define <text:s text:c="3"/>TANK1_WIDTH <text:s/>33</text:p>
      <text:p text:style-name="P3">#define <text:s text:c="3"/>TANK2_WIDTH <text:s/>33</text:p>
      <text:p text:style-name="P3">#define <text:s text:c="3"/>HOUSE_WIDTH <text:s/>9</text:p>
      <text:p text:style-name="P3">#define <text:s text:c="3"/>COLLECTOR_WIDTH 34</text:p>
      <text:p text:style-name="P3"/>
      <text:p text:style-name="P3">#define <text:s text:c="3"/>GARAGE_X_POS 0</text:p>
      <text:p text:style-name="P3">#define <text:s text:c="3"/>TANK1_X_POS <text:s/>GARAGE_WIDTH+2</text:p>
      <text:p text:style-name="P3">#define <text:s text:c="3"/>TANK2_X_POS <text:s/>TANK1_X_POS+TANK1_WIDTH+2</text:p>
      <text:p text:style-name="P3">#define <text:s text:c="3"/>HOUSE_X_POS <text:s/>TANK2_X_POS+TANK2_WIDTH+2</text:p>
      <text:p text:style-name="P3">#define <text:s text:c="3"/>COLLECTOR_X_POS <text:s/>HOUSE_X_POS+HOUSE_WIDTH+2</text:p>
      <text:p text:style-name="P3"/>
      <text:p text:style-name="P3">#define <text:s text:c="3"/>ZONE_Y_POS <text:s text:c="2"/>10</text:p>
      <text:p text:style-name="P3">#define <text:s text:c="3"/>ZONE_HEIGHT <text:s/>28</text:p>
      <text:p text:style-name="P3">#define <text:s text:c="3"/>COLLECTOR_HEIGHT ZONE_HEIGHT/2</text:p>
      <text:p text:style-name="P3"/>
      <text:p text:style-name="P3">/* PWM LCD backlight brightness */</text:p>
      <text:p text:style-name="P3">#define <text:s text:c="3"/>BACKLIGHT_OFF <text:s text:c="6"/>0</text:p>
      <text:p text:style-name="P3">#define <text:s text:c="3"/>BACKLIGHT_HALF <text:s text:c="4"/>70</text:p>
      <text:p text:style-name="P3">#define <text:s text:c="3"/>BACKLIGHT_FULL <text:s text:c="3"/>255</text:p>
      <text:p text:style-name="P3"/>
      <text:p text:style-name="P3">struct TempSensor {</text:p>
      <text:p text:style-name="P3"><text:s text:c="4"/>float avgtemp;</text:p>
      <text:p text:style-name="P3"><text:s text:c="4"/>float temp[NUM_TEMP_READINGS];</text:p>
      <text:p text:style-name="P3"><text:s text:c="4"/>byte <text:s/>failcnt;</text:p>
      <text:p text:style-name="P3">};</text:p>
      <text:p text:style-name="P3"/>
      <text:p text:style-name="P3">struct sensorEE {</text:p>
      <text:p text:style-name="P3"><text:s text:c="4"/>byte addr[NUM_DS18B20_ADDRESS_BYTES];</text:p>
      <text:p text:style-name="P3"><text:s text:c="4"/>char location[10];</text:p>
      <text:p text:style-name="P3">};</text:p>
      <text:p text:style-name="P3"/>
      <text:p text:style-name="P3">struct screens {</text:p>
      <text:p text:style-name="P3"><text:s text:c="4"/>char *ScreenName;</text:p>
      <text:p text:style-name="P3"><text:s text:c="4"/>void (*ScreenFunc)(byte, byte);</text:p>
      <text:p text:style-name="P3">};</text:p>
      <text:p text:style-name="P3"/>
      <text:p text:style-name="P3">/* Informational message displayed on the display */</text:p>
      <text:p text:style-name="P3">struct message {</text:p>
      <text:p text:style-name="P3"><text:s text:c="4"/>char line1[MSG_LENGTH+1];</text:p>
      <text:p text:style-name="P3"><text:s text:c="4"/>char line2[MSG_LENGTH+1];</text:p>
      <text:p text:style-name="P3"><text:s text:c="4"/>int cnt;</text:p>
      <text:p text:style-name="P3">};</text:p>
      <text:p text:style-name="P3"/>
      <text:p text:style-name="P3">struct sensorsEE {</text:p>
      <text:p text:style-name="P3"><text:s text:c="4"/>struct sensorEE Collector;</text:p>
      <text:p text:style-name="P3"><text:s text:c="4"/>struct sensorEE T1Top;</text:p>
      <text:p text:style-name="P3"><text:s text:c="4"/>struct sensorEE T1Bot;</text:p>
      <text:p text:style-name="P3"><text:s text:c="4"/>struct sensorEE T2Top;</text:p>
      <text:p text:style-name="P3"><text:s text:c="4"/>struct sensorEE T2Bot;</text:p>
      <text:p text:style-name="P3"><text:s text:c="4"/>struct sensorEE Ambient;</text:p>
      <text:p text:style-name="P3">};</text:p>
      <text:p text:style-name="P3"><text:soft-page-break/></text:p>
      <text:p text:style-name="P3">struct item {</text:p>
      <text:p text:style-name="P3"><text:s text:c="4"/>char desc[14];</text:p>
      <text:p text:style-name="P3"><text:s text:c="4"/>byte min;</text:p>
      <text:p text:style-name="P3"><text:s text:c="4"/>byte max;</text:p>
      <text:p text:style-name="P3"><text:s text:c="4"/>byte act;</text:p>
      <text:p text:style-name="P3">};</text:p>
      <text:p text:style-name="P3"/>
      <text:p text:style-name="P3">struct output {</text:p>
      <text:p text:style-name="P3"><text:s text:c="4"/>char desc[11];</text:p>
      <text:p text:style-name="P3"><text:s text:c="4"/>byte state;</text:p>
      <text:p text:style-name="P3"><text:s text:c="4"/>byte pin;</text:p>
      <text:p text:style-name="P3">};</text:p>
      <text:p text:style-name="P3"/>
      <text:p text:style-name="P3">/* The pumps must be after the zones in the structure. */</text:p>
      <text:p text:style-name="P3">/* The loops in CalcHotWater depends on the zones being */</text:p>
      <text:p text:style-name="P3">/* done before the pumps. */</text:p>
      <text:p text:style-name="P3">/* Manual must be at the 0 position and Stiebel the last. */</text:p>
      <text:p text:style-name="P3">struct stat {</text:p>
      <text:p text:style-name="P3"><text:s text:c="4"/>struct output Manual;</text:p>
      <text:p text:style-name="P3"><text:s text:c="4"/>struct output Tank1;</text:p>
      <text:p text:style-name="P3"><text:s text:c="4"/>struct output Tank2;</text:p>
      <text:p text:style-name="P3"><text:s text:c="4"/>struct output House;</text:p>
      <text:p text:style-name="P3"><text:s text:c="4"/>struct output Garage;</text:p>
      <text:p text:style-name="P3"><text:s text:c="4"/>struct output Pump;</text:p>
      <text:p text:style-name="P3"><text:s text:c="4"/>struct output PumpGarage;</text:p>
      <text:p text:style-name="P3"><text:s text:c="4"/>struct output Stiebel;</text:p>
      <text:p text:style-name="P3">};</text:p>
      <text:p text:style-name="P3"/>
      <text:p text:style-name="P3">struct hist_item {</text:p>
      <text:p text:style-name="P3"><text:s text:c="4"/>time_t <text:s text:c="2"/>unixtime;</text:p>
      <text:p text:style-name="P3"><text:s text:c="4"/>struct <text:s text:c="2"/>TempSensor TS[NUM_DS18B20];</text:p>
      <text:p text:style-name="P3"><text:s text:c="4"/>struct <text:s text:c="2"/>stat CS;</text:p>
      <text:p text:style-name="P3">};</text:p>
      <text:p text:style-name="P3"><text:s text:c="4"/></text:p>
      <text:p text:style-name="P3">struct mytime {</text:p>
      <text:p text:style-name="P3"><text:s text:c="4"/>byte <text:s/>sec; <text:s text:c="2"/>/* Seconds [0,60] */</text:p>
      <text:p text:style-name="P3"><text:s text:c="4"/>byte <text:s/>min; <text:s text:c="2"/>/* Minutes [0,59] */</text:p>
      <text:p text:style-name="P3"><text:s text:c="4"/>byte <text:s/>hour; <text:s/>/* Hour [0,23] <text:s text:c="3"/>*/</text:p>
      <text:p text:style-name="P3"><text:s text:c="4"/>byte <text:s/>mday; <text:s/>/* Day of month [1,31] */</text:p>
      <text:p text:style-name="P3"><text:s text:c="4"/>byte <text:s/>month; /* Month of year [1,12] */</text:p>
      <text:p text:style-name="P3"><text:s text:c="4"/>int <text:s text:c="2"/>year; <text:s/>/* Years since 1900 <text:s text:c="4"/>*/</text:p>
      <text:p text:style-name="P3"><text:s text:c="4"/>byte <text:s/>wday; <text:s/>/* Day of week [1,7] Sunday =1 */</text:p>
      <text:p text:style-name="P3"><text:s text:c="4"/>byte <text:s/>isdst; /* Daylight Savings flag */</text:p>
      <text:p text:style-name="P3">};</text:p>
      <text:p text:style-name="P3"/>
      <text:p text:style-name="P3">struct menu {</text:p>
      <text:p text:style-name="P3"><text:s text:c="4"/>struct item Wtr1Hs2Gg3;</text:p>
      <text:p text:style-name="P3"><text:s text:c="4"/>struct item Freeze;</text:p>
      <text:p text:style-name="P3"><text:s text:c="4"/>struct item UseTank1;</text:p>
      <text:p text:style-name="P3"><text:s text:c="4"/>struct item UseTank2;</text:p>
      <text:p text:style-name="P3"><text:s text:c="4"/>struct item MaxTankTemp;</text:p>
      <text:p text:style-name="P3"><text:s text:c="4"/>struct item TempDiffMax;</text:p>
      <text:p text:style-name="P3"><text:soft-page-break/><text:s text:c="4"/>struct item TempDiffMin;</text:p>
      <text:p text:style-name="P3"><text:s text:c="4"/>struct item HeatEnable;</text:p>
      <text:p text:style-name="P3"><text:s text:c="4"/>struct item DumpTimeHr;</text:p>
      <text:p text:style-name="P3"><text:s text:c="4"/>struct item DumpTimeMin;</text:p>
      <text:p text:style-name="P3"><text:s text:c="4"/>struct item ZoneOffTimer;</text:p>
      <text:p text:style-name="P3"><text:s text:c="4"/>struct item SensorErrTh;</text:p>
      <text:p text:style-name="P3"><text:s text:c="4"/>struct item EndSwtchSec;</text:p>
      <text:p text:style-name="P3"><text:s text:c="4"/>struct item BeepEnable;</text:p>
      <text:p text:style-name="P3"><text:s text:c="4"/>struct item NTPTimeFlag;</text:p>
      <text:p text:style-name="P3"><text:s text:c="4"/>struct item IPport;</text:p>
      <text:p text:style-name="P3"><text:s text:c="4"/>struct item IP1;</text:p>
      <text:p text:style-name="P3"><text:s text:c="4"/>struct item IP2;</text:p>
      <text:p text:style-name="P3"><text:s text:c="4"/>struct item IP3;</text:p>
      <text:p text:style-name="P3"><text:s text:c="4"/>struct item IP4;</text:p>
      <text:p text:style-name="P3"><text:s text:c="4"/>struct item MAC1;</text:p>
      <text:p text:style-name="P3"><text:s text:c="4"/>struct item MAC2;</text:p>
      <text:p text:style-name="P3"><text:s text:c="4"/>struct item MAC3;</text:p>
      <text:p text:style-name="P3"><text:s text:c="4"/>struct item MAC4;</text:p>
      <text:p text:style-name="P3"><text:s text:c="4"/>struct item MAC5;</text:p>
      <text:p text:style-name="P3"><text:s text:c="4"/>struct item MAC6;</text:p>
      <text:p text:style-name="P3"><text:s text:c="4"/>struct item DftGateway1;</text:p>
      <text:p text:style-name="P3"><text:s text:c="4"/>struct item DftGateway2;</text:p>
      <text:p text:style-name="P3"><text:s text:c="4"/>struct item DftGateway3;</text:p>
      <text:p text:style-name="P3"><text:s text:c="4"/>struct item DftGateway4;</text:p>
      <text:p text:style-name="P3"><text:s text:c="4"/>struct item SubnetMask1;</text:p>
      <text:p text:style-name="P3"><text:s text:c="4"/>struct item SubnetMask2;</text:p>
      <text:p text:style-name="P3"><text:s text:c="4"/>struct item SubnetMask3;</text:p>
      <text:p text:style-name="P3"><text:s text:c="4"/>struct item SubnetMask4;</text:p>
      <text:p text:style-name="P3"><text:s text:c="4"/>struct item NTPIP1;</text:p>
      <text:p text:style-name="P3"><text:s text:c="4"/>struct item NTPIP2;</text:p>
      <text:p text:style-name="P3"><text:s text:c="4"/>struct item NTPIP3;</text:p>
      <text:p text:style-name="P3"><text:s text:c="4"/>struct item NTPIP4;</text:p>
      <text:p text:style-name="P3">};</text:p>
      <text:p text:style-name="P3"/>
      <text:p text:style-name="P3">/* Pin Inputs */</text:p>
      <text:p text:style-name="P3">#define <text:s text:c="3"/>UPBUTTONPIN <text:s text:c="5"/>2</text:p>
      <text:p text:style-name="P3">#define <text:s text:c="3"/>DNBUTTONPIN <text:s text:c="5"/>3</text:p>
      <text:p text:style-name="P3">#define <text:s text:c="3"/>SAVEBUTTONPIN <text:s text:c="3"/>4</text:p>
      <text:p text:style-name="P3">#define <text:s text:c="3"/>BACKBUTTONPIN <text:s text:c="3"/>5</text:p>
      <text:p text:style-name="P3">#define <text:s text:c="3"/>HeatEnabledPin <text:s/>38</text:p>
      <text:p text:style-name="P3">#define <text:s text:c="3"/>ZoneValveEndSwitchPin 1</text:p>
      <text:p text:style-name="P3"/>
      <text:p text:style-name="P3">/* Pin outputs */</text:p>
      <text:p text:style-name="P3">#define <text:s text:c="3"/>BACKLIGHT_PIN <text:s text:c="3"/>0</text:p>
      <text:p text:style-name="P3">#define <text:s text:c="3"/>LED_PIN <text:s text:c="9"/>6</text:p>
      <text:p text:style-name="P3">#define <text:s text:c="3"/>WIZRESET_PIN <text:s text:c="3"/>24</text:p>
      <text:p text:style-name="P3">#define <text:s text:c="3"/>DSTEMP1_PIN <text:s text:c="4"/>25 /* Collector Temp Sensor */</text:p>
      <text:p text:style-name="P3">#define <text:s text:c="3"/>DSTEMP2_PIN <text:s text:c="4"/>26 /* Tank Sensors */</text:p>
      <text:p text:style-name="P3">#define <text:s text:c="3"/>BUZZER_PIN <text:s text:c="5"/>27</text:p>
      <text:p text:style-name="P3">#define <text:s text:c="3"/>PUMP_PIN <text:s text:c="7"/>45</text:p>
      <text:p text:style-name="P3">#define <text:s text:c="3"/>PUMP_GARAGE_PIN 44</text:p>
      <text:p text:style-name="P3">#define <text:s text:c="3"/>TANK1_PIN <text:s text:c="6"/>43</text:p>
      <text:p text:style-name="P3">#define <text:s text:c="3"/>TANK2_PIN <text:s text:c="6"/>42</text:p>
      <text:p text:style-name="P3"><text:soft-page-break/>#define <text:s text:c="3"/>HOUSE_PIN <text:s text:c="6"/>41</text:p>
      <text:p text:style-name="P3">#define <text:s text:c="3"/>GARAGE_PIN <text:s text:c="5"/>40</text:p>
      <text:p text:style-name="P3">#define <text:s text:c="3"/>STIEBEL_PIN <text:s text:c="4"/>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HotWater.odt</text:file-name> <text:s/><text:date style:data-style-name="N37" text:date-value="2011-10-29T11:47:38.48">10/29/11</text:date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Hollabaugh</meta:initial-creator>
    <meta:creation-date>2009-02-18T16:37:32.72</meta:creation-date>
    <dc:date>2011-10-29T11:47:38.41</dc:date>
    <dc:creator>Rich Hollabaugh</dc:creator>
    <meta:editing-duration>PT42M56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5" meta:paragraph-count="195" meta:word-count="656" meta:character-count="5370"/>
  </office:meta>
</office:document-meta>
</file>